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0.9813in" fo:margin-left="-0.0813in" fo:margin-right="0.0056in" table:align="margins"/>
    </style:style>
    <style:style style:name="តារាង1.A" style:family="table-column">
      <style:table-column-properties style:column-width="0.7104in" style:rel-column-width="4240*"/>
    </style:style>
    <style:style style:name="តារាង1.B" style:family="table-column">
      <style:table-column-properties style:column-width="1.0417in" style:rel-column-width="6218*"/>
    </style:style>
    <style:style style:name="តារាង1.C" style:family="table-column">
      <style:table-column-properties style:column-width="0.434in" style:rel-column-width="2590*"/>
    </style:style>
    <style:style style:name="តារាង1.D" style:family="table-column">
      <style:table-column-properties style:column-width="0.9118in" style:rel-column-width="5442*"/>
    </style:style>
    <style:style style:name="តារាង1.E" style:family="table-column">
      <style:table-column-properties style:column-width="0.5903in" style:rel-column-width="3523*"/>
    </style:style>
    <style:style style:name="តារាង1.F" style:family="table-column">
      <style:table-column-properties style:column-width="0.9458in" style:rel-column-width="5646*"/>
    </style:style>
    <style:style style:name="តារាង1.G" style:family="table-column">
      <style:table-column-properties style:column-width="4.15in" style:rel-column-width="24768*"/>
    </style:style>
    <style:style style:name="តារាង1.H" style:family="table-column">
      <style:table-column-properties style:column-width="1.1208in" style:rel-column-width="6690*"/>
    </style:style>
    <style:style style:name="តារាង1.I" style:family="table-column">
      <style:table-column-properties style:column-width="1.0757in" style:rel-column-width="6418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" style:family="paragraph" style:parent-style-name="Table_20_Heading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5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9" style:family="paragraph" style:parent-style-name="Table_20_Contents">
      <style:paragraph-properties fo:text-align="justify" style:justify-single-word="false"/>
      <style:text-properties style:font-name="Khmer OS" fo:font-size="11pt" style:font-size-asian="11pt" style:font-name-complex="Khmer OS" style:font-size-complex="11pt"/>
    </style:style>
    <style:style style:name="P10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1" style:family="paragraph" style:parent-style-name="Table_20_Contents">
      <style:paragraph-properties fo:text-align="center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2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3" style:family="paragraph" style:parent-style-name="Table_20_Contents">
      <style:paragraph-properties fo:text-align="justify" style:justify-single-word="false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T1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3">ល.រ</text:p>
          </table:table-cell>
          <table:table-cell table:style-name="តារាង1.A1" office:value-type="string">
            <text:p text:style-name="P1">មេ​ពាក្យ</text:p>
          </table:table-cell>
          <table:table-cell table:style-name="តារាង1.A1" office:value-type="string">
            <text:p text:style-name="P2">ល.រ</text:p>
          </table:table-cell>
          <table:table-cell table:style-name="តារាង1.A1" office:value-type="string">
            <text:p text:style-name="P2">សូរ​ប្រកប</text:p>
          </table:table-cell>
          <table:table-cell table:style-name="តារាង1.A1" office:value-type="string">
            <text:p text:style-name="P2">មក​ពី</text:p>
          </table:table-cell>
          <table:table-cell table:style-name="តារាង1.A1" office:value-type="string">
            <text:p text:style-name="P2">ថ្នាក់</text:p>
          </table:table-cell>
          <table:table-cell table:style-name="តារាង1.A1" office:value-type="string">
            <text:p text:style-name="P2">សេចក្តី​ពន្យល់</text:p>
          </table:table-cell>
          <table:table-cell table:style-name="តារាង1.A1" office:value-type="string">
            <text:p text:style-name="P2">របៀប​សរសេរ​ផ្សេង</text:p>
          </table:table-cell>
          <table:table-cell table:style-name="តារាង1.I1" office:value-type="string">
            <text:p text:style-name="P2"/>
            <text:p text:style-name="P2">ពាក្យ​ផ្សំ</text:p>
            <text:p text:style-name="P2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>ឈ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10">ព្យញ្ជនៈ​ទី ៤ ក្នុង​វគ្គ​ទី ២ ជា​តាលុជៈ មាន​សំឡេង​កើត​ក្នុង​ពិតាន គឺ​ត្រង់​ក្រអូម​មាត់ ។ ជា​ធនិត-ឃោសៈ, ខាង​សំស្ក្រឹត​និង​បាលី​មាន​សំឡេង​ជា ជ្ហៈ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11"/>
          </table:table-cell>
        </table:table-row>
        <table:table-row>
          <table:table-cell table:style-name="តារាង1.A2" office:value-type="string">
            <text:p text:style-name="P4">៣៥៥២</text:p>
          </table:table-cell>
          <table:table-cell table:style-name="តារាង1.A2" office:value-type="string">
            <text:p text:style-name="P5">ឈប !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10">សម្ដី​ពោល​បង្អូស​វែង ក្លាយ​មក​អំពី​ពាក្យ ឈប់ <text:s/>ជា​ពាក្យ​ស្រែក​បញ្ឈប់​បសុសត្វ​គោ​ជាដើម ឲ្យ​ឈប់ ឲ្យ​បង្អង់ តាម​សញ្ញា​ដែល​បាន​បង្ហាត់ ដែល​ធ្លាប់​ប្រើប្រាស់​មក, ដោយ​សេចក្ដី​បង្គាប់​ថា ឯង​ចូរ​ឈប់ ! ឬ​ថា ចូរ​ឈប់ ។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៣៥៥៣</text:p>
          </table:table-cell>
          <table:table-cell table:style-name="តារាង1.A2" office:value-type="string">
            <text:p text:style-name="P5">ឈប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បង្អង់​នៅ​ស្ងៀម, លើក​លែង​ធ្វើ; លែង​ប្រព្រឹត្ត : វា​ឈប់​រៀន​ហើយ, ឈប់​សិន ចាំ​ខ្ញុំ​ផង !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៥៤</text:p>
          </table:table-cell>
          <table:table-cell table:style-name="តារាង1.A2" office:value-type="string">
            <text:p text:style-name="P5">ឈ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ឆ្ពោះ​មុខ​រក​គ្នា, ឈ្ងោក ឬ​សម្លឹង​ឆ្ពោះ​ទៅ​រក​អ្វី​មួយ : កុំ​ឈម​កុំ​ឈរ​ជិត ក្រែង​មិន​អត់​បង់​កេរ្តិ៍​កោះ កុំ​ល្បង​ល្បែង​នោះ​សោះ គួរ​ឲ្យ​ដោះ​ឲ្យ​ដើរ​ចេញ (សាស្ត្រា​ច្បាប់​ប្រុស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៥៥</text:p>
          </table:table-cell>
          <table:table-cell table:style-name="តារាង1.A2" office:value-type="string">
            <text:p text:style-name="P5">ឈ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ឋិត​ពេញ​ជំហរ ជើង​ជាន់​ត្រង់, ជា​ឈ្មោះ​ឥរិយាបថ​មួយ ក្នុង​ឥរិយាបថ​ទាំង ៤ គឺ ដើរ, ឈរ, អង្គុយ, ដេក ។ ស្ថិត​នៅ, នៅ​ស្ដី​ទី​រាជការ : <text:s/>រាជការ​ត្រូវ​ចាត់​លោក...ឲ្យ​ទៅ​ឈរ​ខែត្រ​ស្វាយរៀង; ខ្ញុំ​បាន​ឈរ​ធ្វើ​រាជការ​ទី​អភិបាល​ខែត្រ នៅ​ខែត្រ​កំពត​អស់ ៥ ឆ្នាំ ។ នៅ​ទ្រឹង​មិន​ឡើង​មិន​ចុះ, មិន​គ្រាន់​បើ​មិន​រឹត​ឡើង (ជំងឺ) : ជំងឺ​ឈរ​ឲ្យ​មើល​យូរ​ណាស់ មិន​គិត​រក​គ្រូ​មើល​គ្នា ។ គុ. ឬ ន. អក្សរ​ដែល​មាន​តួ​រាង​ត្រង់ : អក្សរ​ឈរ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៥៦</text:p>
          </table:table-cell>
          <table:table-cell table:style-name="តារាង1.A2" office:value-type="string">
            <text:p text:style-name="P5">ឈាន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លើក​ជើង​ដើរ, យាស​ជើង​បោះ​ជំហាន​ទៅ : ឈាន​ជើង​ដើរ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ា.; សំ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្យាន) ការ​សម្លឹង​អារម្មណ៍ ដែល​ជា​អប្បនា​សមាធិ : ចម្រើន​ឈាន, ចូល​ឈាន : ឈាន​មាន ៤ ថ្នាក់ គឺ​ថ្នាក់​ទី ១ ហៅ បឋមជ្ឈាន មាន​អង្គ ៥ គឺ ១- វិតក្កៈ <text:s/>សេចក្ដី​នឹក​សំដៅ​ឆ្ពោះ​ទៅ​រក​អារម្មណ៍​ដែល​កំពុង​ភាវនា; ២- វិចារៈ <text:s/>សេចក្ដី​រំពឹង​ពិចារណា​អារម្មណ៍​ដែល​កំពុង​ភាវនា; ៣- បីតិ <text:s/>សេចក្ដី​ឆ្អែត​ចិត្ត; ៤- សុខៈ <text:s/>សេចក្ដី​សប្បាយ​ក្នុង​ចិត្ត; ៥- ឯកគ្គតា <text:s/>ដំណើរ​មូល​ចិត្ត​ស្លុង​ទៅ​ក្នុង​អារម្មណ៍​តែ​មួយ (អង្គ​ទាំង ៥ នេះ សំដៅ​ចំពោះ​អារម្មណ៍ ដែល​ស្ងប់​ស្ងាត់​ចាក​កាម​គុណ); ថ្នាក់​ទី ២ ហៅ ទុតិយជ្ឈាន <text:s/>មាន​អង្គ ៣ គឺ​លះ វិតក្កៈ វិចារៈ ចេញ នៅ​សល់​តែ បីតិ និង សុខៈ ដែល​កើត​មក​ជាប់​មក​អំពី​សមាធិ​របស់​បឋមជ្ឈាន ជា ៣ នឹង ឯកគ្គតា, ថ្នាក់​ទី ៣ ហៅ តតិយជ្ឈាន <text:s/>មាន អង្គ ២ គឺ​លះ បីតិ ចេញ នៅ​សល់​តែ សុខៈ <text:s/>និង ឯកគ្គតា; ថ្នាក់​ទី ៤ ហៅ ចតុត្ថជ្ឈាន មាន​អង្គ ២ ដែរ លះ សុខៈ <text:s/>ចេញ ចិត្ត​ក្លាយ​ទៅ​ជា ឧបេក្ខា <text:s/>គឺ​ជើយ​ព្រងើយ ជា ២ នឹង <text:s/>ឯកគ្គតា <text:s/>។ ឈាន​ទាំង​បួន​ថ្នាក់​នេះ ហៅ​ថា រូបជ្ឈាន <text:s/>មាន​រូប​ធម៌​ជា​អារម្មណ៍​រាប់​បញ្ចូល​ក្នុង​រូបាវចរ​ភូមិ ។ បុគ្គល​អ្នក​ចម្រើន​ភាវនា បាន​សម្រេច​ផ្លូវ​ឈាន​ សូម្បី​ត្រឹម​តែ​បឋមជ្ឈាន​ប៉ុណ្ណោះ ក៏​ចួប​ប្រទះ​សេចក្ដី​សុខ​សប្បាយ​ធម្មតា ឆ្ងាញ់​ពិសា​ជាង​រស​ជាតិ​អ្វី​ៗ ទាំង​អស់ (ម. ព. រូបជ្ឈាន, រូបធម៌, រូបាវចរ​ភូមិ, សមាធិ, អប្បនាសមាធិ, អារម្មណ៍ <text:s/>ផង) ។ បើ​រៀង​ភ្ជាប់​ពី​ខាង​ដើម​សព្ទ​ឯទៀត អ. ថ. ឈានៈ ដូច​ជា​ ឈាន​ចិត្ត <text:s/>(--ចិត) ចិត្ត​ដែល​បាន​សម្រេច​ឈាន ។ ឈានផល <text:s/>(--ផល់) ផល​របស់​ឈាន, សេចក្ដី​សម្រេច​ប្រយោជន៍​ដែល​កើត​អំពី​ឈាន ។ ឈានពល <text:s/>(--ពល់) កម្លាំង​នៃ​ឈាន ។ ឈាន​សុខ <text:s/>(--សុក) សុខ​ដែល​កើត​អំពី​ឈាន ។ ឈានឫទ្ធិ <text:s/>(--រឹត; បា. ឈាន + ឥទ្ធិ; សំ. ធ្យាន + ឫទ្ធិ) ឫទ្ធិ​នៃ​ឈាន, ឫទ្ធិ​ដែល​កើត​អំពី​ឈាន ។ ឈានានុភាព (--ភាប; បា. ឈាន + អានុភាវ) អានុភាព, អំណាច, តេជះ​នៃ​ឈាន ។ល។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៥៧</text:p>
          </table:table-cell>
          <table:table-cell table:style-name="តារាង1.A2" office:value-type="string">
            <text:p text:style-name="P5">ឈាន --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8">(មើល​ក្នុង​ពាក្យ <text:s/>ឈាន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៥៨</text:p>
          </table:table-cell>
          <table:table-cell table:style-name="តារាង1.A2" office:value-type="string">
            <text:p text:style-name="P5">ឈាបន​កិច្ច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ឈាប៉ៈ ន៉ៈ កិច</text:p>
          </table:table-cell>
          <table:table-cell table:style-name="តារាង1.D2" office:value-type="string">
            <text:p text:style-name="P6">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ការ​ដុត​សាកសព; ពាក្យ​នេះ​សម្រាប់​ប្រើ​ជា​សាធារណៈ មិន​ចំពោះ​បុគ្គល ។ មាន​ន័យ​ឲ្យ​ប្រើ​តាម​លំដាប់​ជន​ខ្ពស់, កណ្ដាល, ទាប​ដូច្នេះ គឺ សម្រាប់​បរម​សព​នៃ​ក្សត្រ​ទ្រង់​រាជ្យ សម្ដេច​ព្រះ​វររាជជននី, សម្ដេច​ព្រះ​អគ្គ​មហេសី, ព្រះ​សព​សម្ដេច​ព្រះ​មហា​សង្ឃរាជ, ព្រះ​អង្គ​ម្ចាស់, អ្នក​អង្គ​ម្ចាស់ ហៅ​ថា ថ្វាយ​ព្រះ​ភ្លើង; សម្រាប់​សេនាបតី​និង​មន្រ្តី​ទាំងពួង​ឬ​រាស្ត្រ​ប្រជា​អ្នក​មាន​កេរ្តិ៍​ឈ្មោះ​ហៅ​ថា រំលាយ​សព; សម្រាប់បុព្វជិត​ទាំងពួង ហៅ​ថា បូជា <text:s/>ឬ បូជា​សព; សម្រាប់​រាស្ត្រ​ប្រជា​ទាំងពួង ហៅ​ថា រំលាយ​រូប ឬ ធ្វើ​ឈាបនកិច្ច; <text:s/>សម្រាប់​ជន​ថោក​ថយ ហៅ​ថា ដុត ឬ ដុត​ខ្មោច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៥៩</text:p>
          </table:table-cell>
          <table:table-cell table:style-name="តារាង1.A2" office:value-type="string">
            <text:p text:style-name="P5">ឈាបនដ្ឋាន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ឈា-ប៉ៈន៉ាត់-ឋាន</text:p>
          </table:table-cell>
          <table:table-cell table:style-name="តារាង1.D2" office:value-type="string">
            <text:p text:style-name="P6">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ទី​សម្រាប់​ធ្វើ​ឈាបនកិច្ច, កន្លែង​រំលាយ​សព : គេ​ច្រើន​កសាង​ឈាបនដ្ឋាន​ជា​សាធារណៈ នៅ​ក្នុង​វត្ត ឬ ក្នុង​ទី​ក្បែរ​វត្ត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៦០</text:p>
          </table:table-cell>
          <table:table-cell table:style-name="តារាង1.A2" office:value-type="string">
            <text:p text:style-name="P5">ឈា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អាការៈ​រាវ (ធាតុ​ទឹក)សម្បុរ​ក្រហម ជ្រួតជ្រាប​សព្វ​សរសែ​ក្នុង​សារព៌ាង្គកាយ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៦១</text:p>
          </table:table-cell>
          <table:table-cell table:style-name="តារាង1.A2" office:value-type="string">
            <text:p text:style-name="P5">ឈាវ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 ឬ កិ. វិ.</text:p>
          </table:table-cell>
          <table:table-cell table:style-name="តារាង1.D2" office:value-type="string">
            <text:p text:style-name="P7">ដែល​រង្វើល, មួយ​ៗ, ល្បោះ​ៗ, មួយ​ដង​មួយ​កាល : ស្ទូង​ឈាវ, សំទូង​ឈាវ​ៗ, ទៅ​មក​ឈាវ <text:s/>(ប្រើ​តាម​ទម្លាប់​ស្រុក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៦២</text:p>
          </table:table-cell>
          <table:table-cell table:style-name="តារាង1.A2" office:value-type="string">
            <text:p text:style-name="P5">ឈិ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គ្រឿង​ភ្លេង​មួយ​ប្រភេទ​ក្នុង​វង់​ភ្លេង​ខ្សែ : ភ្លេង​ខ្សែ​ខ្វះ​ឈិង <text:s/>មិន​សូវ​ពីរោះ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៦៣</text:p>
          </table:table-cell>
          <table:table-cell table:style-name="តារាង1.A2" office:value-type="string">
            <text:p text:style-name="P5">ឈឹង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សូន្យ​សូរ​សព្ទ, ស្ងប់​ស្ងាត់, ជ្រៀប, ជ្រងំ : ស្ងាត់​ឈឹង, ស្ងប់​ឈឹង, បាត់​មាត់​ឈឹ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ចិ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តុ​ទាប​មាន​សណ្ឋាន​ទ្រវែង​ឬ​បួន​ជ្រុង : ដាក់​អីវ៉ាន់​លើ​ឈឹ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៦៤</text:p>
          </table:table-cell>
          <table:table-cell table:style-name="តារាង1.A2" office:value-type="string">
            <text:p text:style-name="P5">ឈឹប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ឧ.</text:p>
          </table:table-cell>
          <table:table-cell table:style-name="តារាង1.D2" office:value-type="string">
            <text:p text:style-name="P7">សូរ​សំឡេង​ឮ​ដោយ​ចាក់​នឹង​ស្ន​ឬ​ច្បូក​ជាដើម : ចាក់​ឈឹប, សូរ​ឈឹប !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៦៥</text:p>
          </table:table-cell>
          <table:table-cell table:style-name="តារាង1.A2" office:value-type="string">
            <text:p text:style-name="P5">ឈឺ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មាន​ជំងឺ ។ កិ. ចាប់​ជំងឺ, ទទួល​រង​ជំងឺ ។ ឈឺ​ចិត្ត <text:s/>ក្ដៅ​ចិត្ត​ហាក់​ដូច​ជា​ពើត​ចាប់​ឈឺ​ផ្សា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៦៦</text:p>
          </table:table-cell>
          <table:table-cell table:style-name="តារាង1.A2" office:value-type="string">
            <text:p text:style-name="P5">ឈឺឆ្អាល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យក​អាសា, ជួយ​ធ្វើ​កិច្ច​ការ, ជួយ​ដោះ​ទុក្ខ​ធុរៈ​ផ្សេង​ៗ : ត្រូវ​ជួយ​ឈឺ​ឆ្អាល​គ្នា​ផ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៦៧</text:p>
          </table:table-cell>
          <table:table-cell table:style-name="តារាង1.A2" office:value-type="string">
            <text:p text:style-name="P5">ឈុ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ជុត អ. ថ. ឈុត) ពាក្យ​សម្រាប់​ប្រើ​ហៅ​របស់​ដែល​ប្រមូល​រួម​ចូល​ជា​ពួក​មួយ, ជា ១ គ្រឿង : ពែង ១ ឈុត, ចាន ១ ឈុត ។ រឿង​មួយ​ៗ ឬ​សង្កាត់​រឿង​មួយ​ៗ : ល្ខោន​លេង​រឿង ១ ឈុត, ឈុត​ទី ១, ឈុត​ទី ២ ។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៦៨</text:p>
          </table:table-cell>
          <table:table-cell table:style-name="តារាង1.A2" office:value-type="string">
            <text:p text:style-name="P5">ឈូ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ឧ.</text:p>
          </table:table-cell>
          <table:table-cell table:style-name="តារាង1.D2" office:value-type="string">
            <text:p text:style-name="P7">សូរ​សន្ធឹក​ទឹក​ហូរ​ខ្លាំង​ឬ​សន្ធឹក​ភ្លៀង​ធំ​ជាដើម ។ កិ. វិ. កង​រំពង, អ៊ូ : ផ្អើល​ឈូ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៦៩</text:p>
          </table:table-cell>
          <table:table-cell table:style-name="តារាង1.A2" office:value-type="string">
            <text:p text:style-name="P5">ឈូក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ជលជជាតិ​ពួក​មួយ ដើម​រឹង​មាន​បន្លា, ស្លឹក​ធំ​កំពាង, ផ្កា​ប្រើ​ជា​គ្រឿង​បូជា, ក្រអៅ​និង​មើម​ប្រើ​ជា​អាហារ​បាន​ច្រើ​ន​យ៉ាង, បុក​ត្រង​ច្រោះ​យក​ម្សៅ​ក៏​បាន, ផ្លែ​ប្រើ​ជា​អាហារ​តាម​ខ្ចី​តាម​ចាស់, ដាំ​ក្នុង​ស្រះ, ត្រពាំង, បឹង ងាយ​កើត ដុះ​សាយ​ឆាប់​រហ័ស; ឈូក​មាន​ច្រើន​ប្រភេទ​មាន ឈូក​ស, ឈូក​ក្រហម, ឈូក​ច្រាល ជាដើម ។ ឈ្មោះ​ស្រុក​មួយ​ក្នុង​ខេត្ត​កំពត : ស្រុក​ឈូក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​ឈូក​ស​</text:p>
            <text:p text:style-name="P7">ឈូក​ក្រហម​ ឈូក​ច្រាល</text:p>
            <text:p text:style-name="P7">ស្រុក​ឈូក </text:p>
          </table:table-cell>
        </table:table-row>
        <table:table-row>
          <table:table-cell table:style-name="តារាង1.A2" office:value-type="string">
            <text:p text:style-name="P4">៣៥៧០</text:p>
          </table:table-cell>
          <table:table-cell table:style-name="តារាង1.A2" office:value-type="string">
            <text:p text:style-name="P5">ឈូ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12">ញោច​សមុទ្ទ, ទន្លេ, ស្ទឹង បឹង ដែល​ជា​ញក​ជា​កៀន​ចូល​ក្នុង​ច្រាំង : ឈូង​សមុទ្ទ ។ រមូរ​សំពត់​ដែល​ចង​ក្របួច​ចុង​សម្រាប់​កាន់​បោះ ឬ​ចោល​ក្នុង​ល្បែង​ឈូង : បោះ​ឈូង, ចោល​ឈូង; ល្បែង​នុះ​ឯង​ក៏​ហៅ​ថា ឈូង ដែរ : លេង​ឈូង , <text:s/>ច្រៀង​ឈូ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៧១</text:p>
          </table:table-cell>
          <table:table-cell table:style-name="តារាង1.A2" office:value-type="string">
            <text:p text:style-name="P5">ឈូច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ឧ.</text:p>
          </table:table-cell>
          <table:table-cell table:style-name="តារាង1.D2" office:value-type="string">
            <text:p text:style-name="P7">សូរ​សំឡេង​លាន់​ឮ​ឡើង​ព្រម​នឹង​ម្រាម​ដៃ​ដែល​លូក​ចាក់​អវយវៈ​គេ​លេង​ជា​ល្បែង : ឈូច ! ចាក់​ឈូច !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៧២</text:p>
          </table:table-cell>
          <table:table-cell table:style-name="តារាង1.A2" office:value-type="string">
            <text:p text:style-name="P5">ឈូឆ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វិ.</text:p>
          </table:table-cell>
          <table:table-cell table:style-name="តារាង1.D2" office:value-type="string">
            <text:p text:style-name="P7">អ៊ូអរ : មាន​មនុស្ស​ទៅ​ឈូឆរ, ផ្អើល​ឈូឆរ, ជួយ​ឈឺ​ឆ្អាល​ឈូឆរ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៧៣</text:p>
          </table:table-cell>
          <table:table-cell table:style-name="តារាង1.A2" office:value-type="string">
            <text:p text:style-name="P5">ឈូឈី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សម្ល​ទឹក​ខាប់​មួយ​ប្រភេទ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៧៤</text:p>
          </table:table-cell>
          <table:table-cell table:style-name="តារាង1.A2" office:value-type="string">
            <text:p text:style-name="P5">ឈូស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ំ.</text:p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(ឈូឞ <text:s/>“បៀតបៀន, ពិឃាត, ប្រហារ”) ចាំង ជម្រះ​ដោយ​ដែក​ឈូស : ឈូស​ឈើ ។ ចូក​កំសុល​នឹង​ជើង : យក​ជើង​ឈូស​ដី ។ ន. គ្រឿង​ដែក​មាន​ផ្លែ​មាន​ស្នូក សម្រាប់​ឈូស : ផ្លែ​ដែក​ឈូស, ស្នូក​ដែក​ឈូស, សំលៀង​ដែក​ឈូស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៧៥</text:p>
          </table:table-cell>
          <table:table-cell table:style-name="តារាង1.A2" office:value-type="string">
            <text:p text:style-name="P5">ឈើ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អនុបាទិន្នកៈ​ពួក​មួយ មាន​ច្រើ​ន​ប្រភេទ ជាពួក​ធាតុ​រឹង ដុះ​លូត​លាស់​អាស្រ័យ​ឫស​ដែល​ចាក់​ចុះ​ស្រូប​យក​រស​ជាតិ​ផែន​ដី ទុក​ដូច​ជា​អាហារ​ឲ្យ​ចម្រើន​សាច់​ដើម មែក សម្បក ស្លឹក​ផ្កា ផ្លែ, ជា​ធាតុ​មាន​ប្រយោជន៍​យ៉ាង​ធំ​ដល់​ពួក​មនុស្ស ...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៧៦</text:p>
          </table:table-cell>
          <table:table-cell table:style-name="តារាង1.A2" office:value-type="string">
            <text:p text:style-name="P5">ឈើ​កង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ហុប​មាន​បណ្ដោយ​ប្រវែង​ពី ១ ម៉ែត្រ ទៅ​ដល់ ៥ ម៉ែត្រ (ហៅ​តាម​ទម្លាប់​អ្នក​ស្រុក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៧៧</text:p>
          </table:table-cell>
          <table:table-cell table:style-name="តារាង1.A2" office:value-type="string">
            <text:p text:style-name="P5">ឈើ​កូ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ឬ​ឫស្សី​សម្រាប់​កូត​អ្វី​ៗ មាន​សម្បារ​ចេក​និង​អំបោះ​ជាដើម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៧៨</text:p>
          </table:table-cell>
          <table:table-cell table:style-name="តារាង1.A2" office:value-type="string">
            <text:p text:style-name="P5">ឈើ​កែវ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ឈើ​មួយ​ប្រភេទ​មាន​សាច់​រឹង​ស្និទ្ធ​សម្បុរ-ស​ស្រដៀង​នឹង​សាច់​ភ្លុក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៧៩</text:p>
          </table:table-cell>
          <table:table-cell table:style-name="តារាង1.A2" office:value-type="string">
            <text:p text:style-name="P5">ឈើ​ខ្មៅ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ឈើ​មួយ​ប្រភេទ​មាន​ខ្លឹម​ខ្មៅ​រលើប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៨០</text:p>
          </table:table-cell>
          <table:table-cell table:style-name="តារាង1.A2" office:value-type="string">
            <text:p text:style-name="P5">ឈើ​គូស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ប្រដាប់​សម្រាប់​គូស​យក​ភ្លើង : ឈើ​គូស ១ ហោ, ឈើ​គូស ១ ប្រអប់, គ្រាប់​ឈើ​គូស, សម្បក​ឈើ​គូស; (ហៅ ដែកគូស ក៏​បាន; កាល​ពី​ក្នុង​សម័យ​បុរាណ ប្រើ​ដែក​ភ្លើង, <text:s/>ក្នុង​សម័យ​សព្វ​ថ្ងៃ​នេះ ក៏​នៅ​មាន​ប្រើ​ខ្លះ​ដែរ ព្រោះ​ជា​របស់​អាច​ធ្វើ​កើត​ដោយ​ងាយ​មិន​ចាំ​បាច់​ទិញ, សម្រាប់​អ្នក​ក្រី​ក្រ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៨១</text:p>
          </table:table-cell>
          <table:table-cell table:style-name="តារាង1.A2" office:value-type="string">
            <text:p text:style-name="P5">ឈើ​ចាក់​ធ្មេញ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ចម្រៀក​ឈើ​តូច​ៗ សម្រាប់​ចាក់​ឆ្កឹះ​ឲ្យ​អស់​មន្ទិល​ដែល​ជាប់​នៅ​ចន្លោះ​ធ្មេញ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៨២</text:p>
          </table:table-cell>
          <table:table-cell table:style-name="តារាង1.A2" office:value-type="string">
            <text:p text:style-name="P5">ឈើ​ច្រត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មាន​ចម្ពាម​ដែក​ឬ​ស្ពាន់​ដាក់​នៅ​គល់​ឬ​ឥត​ចម្ពាម​ក៏​បាន​ សម្រាប់​កាន់​ច្រត់​ទប់​អត្តភាព; ក្នុង​វិន័យ​ខាង​ព្រះ​ពុទ្ធសាសនា​ មាន​ពុទ្ធានុញ្ញាត​ឲ្យ​ប្រើ​បាន​ចំពោះ​តែ​ភិក្ខុ​មាន​ជំងឺ ដែល​ខាន​កាន់​ឈើ​ច្រត់​មិន​អាច​នឹង​ដើរ​បាន, ខ្នាត​ឈើ​ច្រត់​នោះ​យ៉ាង​វែង​បាន​ត្រឹម​តែ​ប្រវែង ៤ ហត្ថ, ត្រូវ​ឲ្យ​មាន​អនុញ្ញាត​អំពី​ជំនុំ​សង្ឃ​ផង​ទើប​កាន់​បា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៨៣</text:p>
          </table:table-cell>
          <table:table-cell table:style-name="តារាង1.A2" office:value-type="string">
            <text:p text:style-name="P5">ឈើ​ច្រាន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ឬ​ឫស្សី​ស្រួច​ខ្លី សម្រាប់​បុះ​ដី​រាស់​ដែល​រឹង​ឲ្យ​មុត​ជា​រណ្ដៅ​តូច​ហើយ​ស្ទូង​ស្រូវ (អ្នក​ស្រុក​ខ្លះ ហៅ ឈើ​ជូន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៨៤</text:p>
          </table:table-cell>
          <table:table-cell table:style-name="តារាង1.A2" office:value-type="string">
            <text:p text:style-name="P5">ឈើ​ជ្រែ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សម្រាប់​ទល់​ជ្រែង​ឬ​ឈើ​ដែល​ទល់​ទប់, ជ្រែង​អ្វី​ៗ​កុំ​ឲ្យ​ទ្រេត​កុំ​ឲ្យ​រលំ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៨៥</text:p>
          </table:table-cell>
          <table:table-cell table:style-name="តារាង1.A2" office:value-type="string">
            <text:p text:style-name="P5">ឈើ​ឈ្នាន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សម្រាប់​ជាន់​ឲ្យ​តង្ករ​បើក​បិទ (គ្រឿង​តម្បាញ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៨៦</text:p>
          </table:table-cell>
          <table:table-cell table:style-name="តារាង1.A2" office:value-type="string">
            <text:p text:style-name="P5">ឈើ​ត្រង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ម្ដី​ក្លាយ​មក​ពី​ពាក្យ ចត្រង្គ (ម. ព. នោះ) ។ គួរ​ឈប់​លែង​ប្រើ​ត​ទៅ​ទៀត, គួរ​ប្រើ ចត្រង្គ វិញ ។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៨៧</text:p>
          </table:table-cell>
          <table:table-cell table:style-name="តារាង1.A2" office:value-type="string">
            <text:p text:style-name="P5">ឈើ​ទាល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ឈើ​មួយ​ប្រភេទ​មាន​ជ័រ​សម្រាប់​ធ្វើ​ចន្លុះ​ឬ​លាប, បិទ, ពរ​ទូក​ជាដើម; ឯ​ខ្លឹម​សម្រាប់​ជា​គ្រឿង​ទព្វ​សម្ភារៈ​ផ្សេង​ៗ, ជា​ឈើ​មាន​ប្រយោជន៍​យ៉ាង​សំខាន់​ក្នុង​កម្ពុជ​ប្រទេស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៨៨</text:p>
          </table:table-cell>
          <table:table-cell table:style-name="តារាង1.A2" office:value-type="string">
            <text:p text:style-name="P5">ឈើ​ទាល​ត្រាញ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ធំ​មួយ​ប្រភេទ ច្រើន​មាន​តែ​នៅ​ក្នុង​ព្រៃ​របោះ​ជិត​ភ្នំ ។ ឈ្មោះ​ឈើ​តូច​មួយ​ប្រភេទ​ទៀត ដើម​មូល​ស្រលួត​ត្រង់ ដុះ​បែក​ជា​គុម្ព (អ្នក​ស្រុក​ខ្លះ ហៅ ដើម​របុក​ជា ស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៨៩</text:p>
          </table:table-cell>
          <table:table-cell table:style-name="តារាង1.A2" office:value-type="string">
            <text:p text:style-name="P5">ឈើ​បុក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មូល​វែង​ស្រួច​សម្រាប់​បុក​ឬ​បុះ​ឲ្យ​មាន​ជា​រណ្ដៅ​តូច​ៗ ហើយ​ដាក់​ដាំ​គ្រាប់​ពោត, គ្រាប់​សណ្ដែក​ជាដើម ។</text:p>
          </table:table-cell>
          <table:table-cell table:style-name="តារាង1.D2" office:value-type="string">
            <text:p text:style-name="P6">ឈើបុះ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៩០</text:p>
          </table:table-cell>
          <table:table-cell table:style-name="តារាង1.A2" office:value-type="string">
            <text:p text:style-name="P5">ឈើ​ផ្ដេក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ឬ​ឫស្សី​វែង​សម្រាប់​សង្កត់​ផ្ដេក​គុម្ព​ស្រូវ​ទុំ​ឲ្យ​ដួល​រាប​គេន​ដើម្បី​ឲ្យ​ស្រួល​ច្រូត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៩១</text:p>
          </table:table-cell>
          <table:table-cell table:style-name="តារាង1.A2" office:value-type="string">
            <text:p text:style-name="P5">ឈើ​ភ្លើ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ឈើ​មួយ​ប្រភេទ មាន​ធាតុ​ក្ដៅ​ច្រើន, គេ​ច្រើន​និយម​ធ្វើ​ជា​ថ្នាំ​កែ​រោគ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៩២</text:p>
          </table:table-cell>
          <table:table-cell table:style-name="តារាង1.A2" office:value-type="string">
            <text:p text:style-name="P5">ឈើ​រា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ដែល​ចង​បន្តោកតង្ករ (គ្រឿង​តម្បាញ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៩៣</text:p>
          </table:table-cell>
          <table:table-cell table:style-name="តារាង1.A2" office:value-type="string">
            <text:p text:style-name="P5">ឈើ​រឹ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ដែល​ចង​ពី​ចុង​កី​មក​ភ្ជាប់​នឹង​ថ្ដោក​ក្ដារ​សម្រាប់​រឹត​អន្ទង​តម្បាញ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៩៤</text:p>
          </table:table-cell>
          <table:table-cell table:style-name="តារាង1.A2" office:value-type="string">
            <text:p text:style-name="P5">ឈើ​សូល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សូល) ឈើ​ស្រួច​សម្រាប់​ចាក់​រុក​គាស់​ឆ្អឹះ​ទាត់​ប្រមៀល​ប្រមូល​សាកសព ដែល​ធ្វើ​ឈាបនកិច្ច ឲ្យ​ស្រួល​ឆាប់​ឆេះ​សុស (ហៅ​តាម​ទម្លាប់​ស្រុក​ថា ឈើ​សូល៍ <text:s/>(សូ) ក៏​បាន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៩៥</text:p>
          </table:table-cell>
          <table:table-cell table:style-name="តារាង1.A2" office:value-type="string">
            <text:p text:style-name="P5">ឈើ​ស្ដឹ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ជើង-ដ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សម្រាប់​សន្ធឹង​សំពត់​គ្រឿង​ប៉ាក់​ជាដើម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៩៦</text:p>
          </table:table-cell>
          <table:table-cell table:style-name="តារាង1.A2" office:value-type="string">
            <text:p text:style-name="P5">ឈើ​ស្ទន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កំណាត់​មែក​ឈើ​ឬ​វល្លិ​ស្រស់​ជាដើម សម្រាប់​ទំពា​ដុស​ឈ្លី​ជម្រះ​ធ្មេញ (ហៅ​ត្រឹមតែ ស្ទន់ ក៏​បាន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៩៧</text:p>
          </table:table-cell>
          <table:table-cell table:style-name="តារាង1.A2" office:value-type="string">
            <text:p text:style-name="P5">ឈើ​ស្រួច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ឬ​ឫស្សី​ដែល​គេ​បិត​សម្រួច​សម្រាប់​រុក​ស្លឹក​កណ្ដប​ឬ​ភ្ជល់​ជាដើម​ហើយ​ដោត​ខ្នួច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៩៨</text:p>
          </table:table-cell>
          <table:table-cell table:style-name="តារាង1.A2" office:value-type="string">
            <text:p text:style-name="P5">ឈើ​ហុប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វែង​មាន​ទំហំ​ដែល​គេ​ចាំង​ជា ៤ ជ្រុង ឬ​អារ​បំបែក​ជា ៤ ជ្រុង​ (ហៅ​ត្រឹម​តែ ហុប ក៏​បាន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៥៩៩</text:p>
          </table:table-cell>
          <table:table-cell table:style-name="តារាង1.A2" office:value-type="string">
            <text:p text:style-name="P5">ឈើ​អណ្ដោ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ស្រួច​ប្រើ​ជា​អាវុធ សម្រាប់​ដោត​ពិឃាត​មនុស្ស​ដែល​មាន​ទោស​ដល់​ប្រហារ​ជីវិត (មាន​ប្រើ​តែ​ក្នុង​សម័យ​បុរាណ​រាជ្យ​ពី​ដើម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០០</text:p>
          </table:table-cell>
          <table:table-cell table:style-name="តារាង1.A2" office:value-type="string">
            <text:p text:style-name="P5">ឈើ​អន្ទ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សម្រាប់​អន្ទង​សូត្រ​ឬ​អំបោះ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០១</text:p>
          </table:table-cell>
          <table:table-cell table:style-name="តារាង1.A2" office:value-type="string">
            <text:p text:style-name="P5">ឈើ​អែ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ឈើ​ឬ​វល្លិ​ដើម​ធំ សំបក​មាន​រស​ផ្អែម សម្រាប់​ប្រើ​ជា​ថ្នាំ​កែ​រោគ​ឬ​ផ្សំ​ធ្វើ​ជា​ដំបែ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០២</text:p>
          </table:table-cell>
          <table:table-cell table:style-name="តារាង1.A2" office:value-type="string">
            <text:p text:style-name="P5">ឈែល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ឬ កិ. វិ.</text:p>
          </table:table-cell>
          <table:table-cell table:style-name="តារាង1.D2" office:value-type="string">
            <text:p text:style-name="P7">ពន្លូច​ធ្លែល (ព. អា.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អំពើ​ដែល​ធ្វើ​ឈែល (ព. អា.) ។ ឧ. ពាក្យ​អាស​គ្រាម​ដែល​ជន​អ្នក​ប្រឡែង​គ្នា​លេង...ពោល​សំដៅ​ទៅ​រក​អំពើ...នោះ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០៣</text:p>
          </table:table-cell>
          <table:table-cell table:style-name="តារាង1.A2" office:value-type="string">
            <text:p text:style-name="P5">ឈោ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លូក​ដៃ​យោក​ទាំង​ខ្លួន : ឈោង​ដៃ​ចាប់, ឈោង​ដៃ​បេះ​ផ្កា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០៤</text:p>
          </table:table-cell>
          <table:table-cell table:style-name="តារាង1.A2" office:value-type="string">
            <text:p text:style-name="P5">ឈ្ងប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 ឬ កិ. វិ.</text:p>
          </table:table-cell>
          <table:table-cell table:style-name="តារាង1.D2" office:value-type="string">
            <text:p text:style-name="P7">ដែល​មាន​ក្លិន​ក្រអូប​ងំ​ឆ្អិត : ក្រអូប​ឈ្ងប់, ធុំ​ឈ្ងប់ ។ ឈ្ងុយឈ្ងុប ឈ្ងុយ​ងំ​ខ្លាំ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ឈ្ងុយ​ឈ្ងុប </text:p>
          </table:table-cell>
        </table:table-row>
        <table:table-row>
          <table:table-cell table:style-name="តារាង1.A2" office:value-type="string">
            <text:p text:style-name="P4">៣៦០៥</text:p>
          </table:table-cell>
          <table:table-cell table:style-name="តារាង1.A2" office:value-type="string">
            <text:p text:style-name="P5">ឈ្ងប់ឈ្ងុយ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 ឬ កិ. វិ.</text:p>
          </table:table-cell>
          <table:table-cell table:style-name="តារាង1.D2" office:value-type="string">
            <text:p text:style-name="P7">ស្វិតស្វាញ, ផ្ទៀងផ្ទាត់, ពិនិត្យ​ពិច័យ : ធ្វើ​ការ​ឈ្ងប់ឈ្ងុយ <text:s/>ឬ ធ្វើ​ការ​ឆ្ងិត​ឈ្ងុយ ។</text:p>
          </table:table-cell>
          <table:table-cell table:style-name="តារាង1.D2" office:value-type="string">
            <text:p text:style-name="P6">ឆ្ងិត​ឈ្ងុយ​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០៦</text:p>
          </table:table-cell>
          <table:table-cell table:style-name="តារាង1.A2" office:value-type="string">
            <text:p text:style-name="P5">ឈ្ងុយ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 ឬ កិ. វិ.</text:p>
          </table:table-cell>
          <table:table-cell table:style-name="តារាង1.D2" office:value-type="string">
            <text:p text:style-name="P7">មាន​ក្លិន​ធុំ​ផ្សាយ​អំពី​វត្ថុ​អ្វី​ៗ​ដែល​លីង, ដុត, ឆ្អើរ, អាំង ដល់​ឡើង​សម្បុរ​កន្លាត : ក្លិន​ឈ្ងុយ, ធុំ​ឈ្ងុយ, ផ្សាយ​ក្លិន​ឈ្ងុយ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០៧</text:p>
          </table:table-cell>
          <table:table-cell table:style-name="តារាង1.A2" office:value-type="string">
            <text:p text:style-name="P5">ឈ្ងៀ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 ឬ កិ. វិ.</text:p>
          </table:table-cell>
          <table:table-cell table:style-name="តារាង1.D2" office:value-type="string">
            <text:p text:style-name="P7">មាន​ក្លិន​ធុំ​ផ្សាយ​ពី​អ្វី​ៗ ដែល​ខ្លោច : ក្លិន​ឈ្ងៀម, ធុំ​ឈ្ងៀម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០៨</text:p>
          </table:table-cell>
          <table:table-cell table:style-name="តារាង1.A2" office:value-type="string">
            <text:p text:style-name="P5">ឈ្ងោក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បង្អោន, បន្ទោរ​ក្បាល​ទាំង​ខ្លួន​ទៅ​មុខ : ឈ្ងោក​តាម​បង្អួច, ឈ្ងោក​មើល​មុខ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០៩</text:p>
          </table:table-cell>
          <table:table-cell table:style-name="តារាង1.A2" office:value-type="string">
            <text:p text:style-name="P5">ឈ្នក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ប្រដាប់​នេសាទ​មច្ឆជាតិ​មួយ​ប្រភេទ មាន​សណ្ឋាន​ដូច​ថ្នង មាន​ចំពាស់ ៤ មាន​ដង ១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១០</text:p>
          </table:table-cell>
          <table:table-cell table:style-name="តារាង1.A2" office:value-type="string">
            <text:p text:style-name="P5">ឈ្នា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ប្រដាប់​នេសាទ​មច្ឆជាតិ; ឈ្នាង​មាន ៣ ប្រភេទ​គឺ ឈ្នាង​ដង ធ្វើ​ដោយ​បន្ទោះ​ឫស្សី​មាន​ដង ១ មាន​កាំ​ផង​សម្រាប់​ដួស​ដង​កោយ​ត្រី​នៅ​ទី​ទឹក​ជ្រៅ, ទឹក​ហូរ; ឈ្នាង​ដៃ <text:s/>ឬ ឈ្នាង​ជញ្ជាត់ <text:s/>ធ្វើ​ដោយ​បន្ទោះ​ឫស្សី​សម្រាប់​ដួស​កោយ (ជញ្ជាត់) យក​មច្ឆជាតិ​តូច​ៗ; ឈ្នាង​ត្រាំ <text:s/>ធ្វើ​ដោយ​រនាប​ឫស្សី មាន​ដង ២ មាន​កាំ​ផង​សម្រាប់​អូស​ទាញ​លើក​បាន ប្រើ​ការ​ដាក់​ត្រាំ​ក្នុង​ទឹក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ឈ្នាង​ដង</text:p>
            <text:p text:style-name="P7">ឈ្នាង​ដៃ ឈ្នាង​ត្រាំ </text:p>
          </table:table-cell>
        </table:table-row>
        <table:table-row>
          <table:table-cell table:style-name="តារាង1.A2" office:value-type="string">
            <text:p text:style-name="P4">៣៦១១</text:p>
          </table:table-cell>
          <table:table-cell table:style-name="តារាង1.A2" office:value-type="string">
            <text:p text:style-name="P5">ឈ្នាន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ប្រដាប់​សម្រាប់​ជាន់, សម្រាប់​ទ្រ​ជើង : ឈ្នាន់​កែប​សេះ, ឈ្នាន់​ទោចក្រយា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១២</text:p>
          </table:table-cell>
          <table:table-cell table:style-name="តារាង1.A2" office:value-type="string">
            <text:p text:style-name="P5">ឈ្នានីស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ច្រណែន ឫស្យា បង្ខាត កាត់​លាភ កាត់​ប្រយោជន៍​គេ : កុំ​ឈ្នានីស​គេ <text:s/>។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អំពើ​ច្រណែន ឫស្យា កាត់​លាភ កាត់​ប្រយោជន៍​គេ : ឈ្នានីស​ជា​អំពើ​ទុច្ចរិត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១៣</text:p>
          </table:table-cell>
          <table:table-cell table:style-name="តារាង1.A2" office:value-type="string">
            <text:p text:style-name="P5">ឈ្នុល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មុខ​តំណ​កក់​បន្ទោះ​កន្ទេល : <text:span text:style-name="T1">ឈ្នុល​កន្ទេល ។ ប្រដាប់​ធ្វើ​ដោយ​ឫស្សី​សម្រាប់​ឆ្វាក់​ខ្សែ​ចង​មង, ចង​សំណាញ់ : ឈ្នុល​មង, ឈ្នុល​សំណាញ់ <text:s/>។</text:span>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១៤</text:p>
          </table:table-cell>
          <table:table-cell table:style-name="តារាង1.A2" office:value-type="string">
            <text:p text:style-name="P5">ឈ្នុល​តង្ក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ប្រដាប់​ធ្វើ​ដោយ​ឈើ មាន​សណ្ឋាន​ជម​សំប៉ែត​កំពុង​កណ្ដាល សម្រាប់​ថ្ករ​តម្បាញ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១៥</text:p>
          </table:table-cell>
          <table:table-cell table:style-name="តារាង1.A2" office:value-type="string">
            <text:p text:style-name="P5">ឈ្នួ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ំពត់​សម្រាប់​ជួត : ចូល​ក្នុង​ភូមិ​គេ ត្រូវ​ដោះ​ឈ្នួត​ក្បាល​ចេញ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១៦</text:p>
          </table:table-cell>
          <table:table-cell table:style-name="តារាង1.A2" office:value-type="string">
            <text:p text:style-name="P5">ឈ្នួល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ថ្លៃ​ដែល​ជួល; មនុស្ស​ដែល​ជួល​មក​បម្រើ : គេ​យក​ឈ្នួល ២០ រៀល​ក្នុង​មួយ​ថ្ងៃ; រក​ឈ្នួល​ឲ្យ​បាន​ពីរ​នាក់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១៧</text:p>
          </table:table-cell>
          <table:table-cell table:style-name="តារាង1.A2" office:value-type="string">
            <text:p text:style-name="P5">ឈ្នៀ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ំយាប​ដែល​ត​ពី​គេហដ្ឋាន​ចេញ​មក​ជា​របៀង ។ ប្រើ​ជា ឆ្នៀង ក៏​មា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១៨</text:p>
          </table:table-cell>
          <table:table-cell table:style-name="តារាង1.A2" office:value-type="string">
            <text:p text:style-name="P5">ឈ្នះ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មាន​ជម្នះ, ប្រកប​បាន​ពី​លើ​គេ : ឈ្នះ​ក្ដី, ឈ្នះ​សត្រូវ, ឈ្នះ​ល្បែ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១៩</text:p>
          </table:table-cell>
          <table:table-cell table:style-name="តារាង1.A2" office:value-type="string">
            <text:p text:style-name="P5">ឈ្នះឈ្នាន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គឃ្លើន​, ឈ្លានពាន, ឥត​កោត​ញញើត : ក្មេង​ម្នាក់​នេះ​ឈ្នះ​ឈ្នាន​ណាស់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២០</text:p>
          </table:table-cell>
          <table:table-cell table:style-name="តារាង1.A2" office:value-type="string">
            <text:p text:style-name="P5">ឈ្ម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ល្អ​ដោយ​មាន​អវយវៈ​ពេញ​ឥត​ឆ្គង, បំព្រង : មុខ​ឈ្មង, រាង​ឈ្ម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២១</text:p>
          </table:table-cell>
          <table:table-cell table:style-name="តារាង1.A2" office:value-type="string">
            <text:p text:style-name="P5">ឈ្មុល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ត្បុល​ចូល, រុលរុក​ចូល, ឈ្មៀត​ចូល, ពុះពារ​ចូល : ទោះ​បី​ទី ចង្អៀត​យ៉ាង​ណា ក៏​វា​ខំ​ឈ្មុល​ចូល​មក​ទាល់​តែ​បា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២២</text:p>
          </table:table-cell>
          <table:table-cell table:style-name="តារាង1.A2" office:value-type="string">
            <text:p text:style-name="P5">ឈ្មុស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ត្វ​ជើង ៤ ពួក​សំពោច មាន​ទឹក​សុក្កៈ ឬ​ទឹក​កាម ក្លិន​ប្រហើរ​ភាយ​សម្រាប់​លាយ​ផ្សំ​ធ្វើ​ទឹក​អប់; ឈ្មុស​មាន​ពីរ​ប្រភេទ​គឺ ឈ្មុស​ស្បូវ ១ ប្រភេទ ឈ្មុស​ប្រែង ១ ប្រភេទ; ឈ្មុស​ប្រែង​នឹង​ហៅ​ថា​ ឈ្មុស​ទេស ក៏​បាន, ឈ្មុស​នេះ​ឯង​ដែល​គេ​យក​ទឹក​កាម​ធ្វើ​ទឹក​អប់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ឈ្មុស​ស្បូវ <text:s/>ឈ្មុស​ប្រែង​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ឈូស​គាស់​ដី​ដោយ​ច្រមុះ : ជ្រូក​ឈ្មុស​ដី, ជ្រូក​ឈ្មុស​រង​ដំឡូង​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២៣</text:p>
          </table:table-cell>
          <table:table-cell table:style-name="តារាង1.A2" office:value-type="string">
            <text:p text:style-name="P5">ឈ្មុស​ទេស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គ្រឿង​ក្រអូប​ម្យ៉ាង​ដែល​ធ្វើ​អំពី​ទឹក​សុក្កៈ​ឬ​ទឹក​កាម​ឈ្មុស​ទេស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២៤</text:p>
          </table:table-cell>
          <table:table-cell table:style-name="តារាង1.A2" office:value-type="string">
            <text:p text:style-name="P5">ឈ្មួញ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អ្នក​ដែល​ធ្វើ​ជំនួញ, អ្នក​ជួញ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២៥</text:p>
          </table:table-cell>
          <table:table-cell table:style-name="តារាង1.A2" office:value-type="string">
            <text:p text:style-name="P5">ឈ្មួយ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អ្នក​ជួយ, អ្នក​ធ្វើ​ការ​ជា​ជំនួយ (មិន​សូវ​ប្រើ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២៦</text:p>
          </table:table-cell>
          <table:table-cell table:style-name="តារាង1.A2" office:value-type="string">
            <text:p text:style-name="P5">ឈ្មៀ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ជ្រៀត, ជ្រែក​ចូល​ទៅ​ក្នុង​ទី​ចង្អៀត : កណ្ដុរ​ឈ្មៀត​ចូល​តាម​ប្រហោង​ជញ្ជាំង​ផ្ទះ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២៧</text:p>
          </table:table-cell>
          <table:table-cell table:style-name="តារាង1.A2" office:value-type="string">
            <text:p text:style-name="P5">ឈ្មែ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ត្រសក់​ល្វីង​មួយ​ប្រភេទ ផ្លែ​តូច ដុះ​ឯង​មិន​បាច់​ដាំ : ត្រសក់​​ឈ្មែ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ត្រសក់​​ឈ្មែ</text:p>
          </table:table-cell>
        </table:table-row>
        <table:table-row>
          <table:table-cell table:style-name="តារាង1.A2" office:value-type="string">
            <text:p text:style-name="P4">៣៦២៨</text:p>
          </table:table-cell>
          <table:table-cell table:style-name="តារាង1.A2" office:value-type="string">
            <text:p text:style-name="P5">ឈ្មោល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មាន​ភេទ​ជា​ប្រុស; និយាយ​តែ​ពី​សត្វ​តិរច្ឆាន និង​ដើម​ឈើ​ខ្លះ : គោ​ឈ្មោល, សេះ​ឈ្មោល; ត្នោត​ឈ្មោល, ល្ហុង​ឈ្មោល ។ ព. ផ្ទ. ញី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២៩</text:p>
          </table:table-cell>
          <table:table-cell table:style-name="តារាង1.A2" office:value-type="string">
            <text:p text:style-name="P5">ឈ្មោះ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នាម​គី​ពាក្យ​ដែល​សន្មត​សម្រាប់​ហៅ​មនុស្ស, សត្វ, ទី, របស់​ផ្សេង​ៗ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៣០</text:p>
          </table:table-cell>
          <table:table-cell table:style-name="តារាង1.A2" office:value-type="string">
            <text:p text:style-name="P5">ឈ្លក់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.</text:p>
          </table:table-cell>
          <table:table-cell table:style-name="តារាង1.D2" office:value-type="string">
            <text:p text:style-name="P7">ពាក្យ​បរិវារ​សម្រាប់​និយាយ​ផ្សំ​នឹង​ពាក្យ​ឈ្លី : ឈ្លក់​ឈ្លី <text:s/>ឬ ឈ្លី​ឈ្លក់ <text:s/>គឺ​ញក់​ញី ឬ ញី​ញក់, ទក់ទី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ឈ្លក់​ឈ្លី​ឈ្លីឈ្លក់ 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ស្ទះ​ដង្ហើម​ដោយ​ឆួល​ចំហាយ, ដោយ​ទឹក : ឈ្លក់​ផ្សែង, ឈ្លក់​ម្ទេស, ឈ្លក់​ទឹក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៣១</text:p>
          </table:table-cell>
          <table:table-cell table:style-name="តារាង1.A2" office:value-type="string">
            <text:p text:style-name="P5">ឈ្លប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លប​មើល​ដោយ​សម្ងាត់, លប​ស្ដាប់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៣២</text:p>
          </table:table-cell>
          <table:table-cell table:style-name="តារាង1.A2" office:value-type="string">
            <text:p text:style-name="P5">ឈ្លប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ពាក្យ​សម្រាប់​នាំ​ពាក្យ​ងងឹត​ឲ្យ​ប្លែក​ជាង​ប្រក្រតី : ងងឹត​ឈ្លប់ គឺ​ងងឹត​មើល​មិន​ច្បាស់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៣៣</text:p>
          </table:table-cell>
          <table:table-cell table:style-name="តារាង1.A2" office:value-type="string">
            <text:p text:style-name="P5">ឈ្ល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(ម. ព. ជ្រលម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៣៤</text:p>
          </table:table-cell>
          <table:table-cell table:style-name="តារាង1.A2" office:value-type="string">
            <text:p text:style-name="P5">ឈ្លានពាន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មាន​អាការ​គឃ្លើន, រលោរលាំ, បំពាន​លើ : មនុស្ស​ឈ្លានពាន, សំដី​ឈ្លានពាន, អំពើ​ឈ្លានពាន <text:span text:style-name="T1"><text:s/>។</text:span>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៣៥</text:p>
          </table:table-cell>
          <table:table-cell table:style-name="តារាង1.A2" office:value-type="string">
            <text:p text:style-name="P5">ឈ្លាស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ប៉ិន, ប្រសប់, ស្ទាត់ : ប្រាជ្ញា​ឈ្លាស, គំនិត​ឈ្លាស, មនុស្ស​ឈ្លាស ។ ឈ្លាសវៃ <text:s/>ប៉ិន​រហ័ស, វាងវៃ (ប្រើ​ជា ឆ្លាត, ឆ្លាស <text:s/>ផង​ដែរ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៣៦</text:p>
          </table:table-cell>
          <table:table-cell table:style-name="តារាង1.A2" office:value-type="string">
            <text:p text:style-name="P5">ឈ្លី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ញី​ដោយ​ដៃ​ជាដើម ។ ឈ្លី​ឈ្លក់ (ម. ព. ឈ្លក់ ១ ប.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ឈ្លីឈ្លក់ </text:p>
          </table:table-cell>
        </table:table-row>
        <table:table-row>
          <table:table-cell table:style-name="តារាង1.A2" office:value-type="string">
            <text:p text:style-name="P4">៣៦៣៧</text:p>
          </table:table-cell>
          <table:table-cell table:style-name="តារាង1.A2" office:value-type="string">
            <text:p text:style-name="P5">ឈ្លីក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ដើម​ឈើ​មួយ​ប្រភេទ មាន​ខ្លឹម​សម្បុរ​ក្រមៅ ប្រើ​ធ្វើ​ជា​សសរ​ផ្ទះ​បា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៣៨</text:p>
          </table:table-cell>
          <table:table-cell table:style-name="តារាង1.A2" office:value-type="string">
            <text:p text:style-name="P5">ឈ្លូស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ត្វ​ម្រឹគ​មួយ​ប្រភេទ​សន្ដាន​នឹង​ក្ដាន់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៣៩</text:p>
          </table:table-cell>
          <table:table-cell table:style-name="តារាង1.A2" office:value-type="string">
            <text:p text:style-name="P5">ឈ្លើ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ត្វ​ទឹក​ឥត​ឆ្អឹង ស្បែត​ស្វិត​យឺត​រអិល​ទាម​ជញ្ជក់​ឈាម​មនុស្ស, សត្វ; ឈ្លើង​មាន​ច្រើន​ប្រភេទ មាន ឈ្លើង​កន្លាស់ គឺ​ឈ្លើង​តូច​ៗ និង​ឈ្លើង​ព្រ័ត្រ គឺ​ឈ្លើង​ធំ​ជាដើម ។ ឈ្លើង​សមុទ្រ ឈ្លើង​ធំ​ៗ​មាន​សាច់​ក្រាស់ គេ​ប្រើ​ជា​អាហារ​បា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ឈ្លើង​កន្លាស់​ ឈ្លើង​ព្រ័ត្រ</text:p>
            <text:p text:style-name="P7">ឈ្លើង​សមុទ្រ​</text:p>
          </table:table-cell>
        </table:table-row>
        <table:table-row>
          <table:table-cell table:style-name="តារាង1.A2" office:value-type="string">
            <text:p text:style-name="P4">៣៦៤០</text:p>
          </table:table-cell>
          <table:table-cell table:style-name="តារាង1.A2" office:value-type="string">
            <text:p text:style-name="P5">ឈ្លើយ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 ឬ គុ.</text:p>
          </table:table-cell>
          <table:table-cell table:style-name="តារាង1.D2" office:value-type="string">
            <text:p text:style-name="P7">មនុស្ស​ដែល​គេ​ចាប់​បាន​ក្នុង​ទ័ព ឬ​សត្វ​ដែល​គេ​ចាប់​បាន​ពី​ក្នុង​ព្រៃ​ដោយ​មាន​ធ្នាក់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មាន​អាការ​ព្រៃ​ៗ, ឆ្គង​ៗ : សម្ដី​ឈ្លើយ, ឫក​ឈ្លើយ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៤១</text:p>
          </table:table-cell>
          <table:table-cell table:style-name="តារាង1.A2" office:value-type="string">
            <text:p text:style-name="P5">ឈ្លៀស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ស្កាត់​កែន​យក​ពាហនៈ​ឬ​យក​មនុស្ស​មក​ប្រើ​ជា​រាជការ​បណ្ដើរ​សិន ដោយ​បន្ទាន់​ការ​ប្រញឹកប្រញាប់ : ឈ្លៀស​រទេះ, ឈ្លៀស​គោ, ឈ្លៀស​មនុស្ស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៤២</text:p>
          </table:table-cell>
          <table:table-cell table:style-name="តារាង1.A2" office:value-type="string">
            <text:p text:style-name="P5">ឈ្លេច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ចាប់​ច្របាច់​ដើម្បី​ឲ្យ​បែក, ឲ្យ​ពៀច, ឲ្យ​ទ្រុឌ, ឲ្យ​ទ្រោម (ញេច) ។ ឈ្លេច​ឈ្លី ឈ្លេច​ហើយ​ឈ្លី​ផង ។ ព. ប្រ. សង្កត់​សង្កិន, ញាំ​ញី​ឥត​ប្រណី ។ ឈ្លេច​សួរ <text:s/>ជជីក​សួរ​សង្កេត ដោយ​អាការ​ចុច​ចោះ​ចំ​រឿង, ចំ​ហេតុ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ឈ្លេច​ឈ្លី </text:p>
          </table:table-cell>
        </table:table-row>
        <table:table-row>
          <table:table-cell table:style-name="តារាង1.A2" office:value-type="string">
            <text:p text:style-name="P4">៣៦៤៣</text:p>
          </table:table-cell>
          <table:table-cell table:style-name="តារាង1.A2" office:value-type="string">
            <text:p text:style-name="P5">ឈ្លេ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ឥត​មាន​រស​ប្រៃ : សម្ល​សាប​ឈ្លេម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៤៤</text:p>
          </table:table-cell>
          <table:table-cell table:style-name="តារាង1.A2" office:value-type="string">
            <text:p text:style-name="P5">ឈ្លែ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រលែម, ស្រួច​ណាស់ : ចុង​កាំបិត​ស្រួច​ឈ្លែម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៤៥</text:p>
          </table:table-cell>
          <table:table-cell table:style-name="តារាង1.A2" office:value-type="string">
            <text:p text:style-name="P5">ឈ្លោះ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និយាយ​ប្រកែក​ត​បត​ជា​ពាក្យ​ផរុសវាទ​ទៅ​វិញ​ទៅ​មក​ដោយ​កំហឹ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៤៦</text:p>
          </table:table-cell>
          <table:table-cell table:style-name="តារាង1.A2" office:value-type="string">
            <text:p text:style-name="P5">ឈ្វា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ត្រី​រំអិល​មួយ​ប្រភេទ មាន​ទ្រង់ទ្រាយ​ដូច​កូន​ត្រី​ប្រា : ត្រី​ឈ្វាត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ត្រី​ឈ្វាត </text:p>
          </table:table-cell>
        </table:table-row>
        <table:table-row>
          <table:table-cell table:style-name="តារាង1.A2" office:value-type="string">
            <text:p text:style-name="P4">៣៦៤៧</text:p>
          </table:table-cell>
          <table:table-cell table:style-name="តារាង1.A2" office:value-type="string">
            <text:p text:style-name="P5">ឈ្វេ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ថ្លា​ជ្រះ​ឥត​មន្ទិល : ទឹក​ថ្លា​ឈ្វេង ។ ម. ព. ឆ្វង់, វ៉ង់ ឬ ហ្វង់ ទៀត​ផ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៤៨</text:p>
          </table:table-cell>
          <table:table-cell table:style-name="តារាង1.A2" office:value-type="string">
            <text:p text:style-name="P5">ឈ្វេង​យល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រំពឹង​គិត​យល់​ដោយ​ប្រាជ្ញា​ដ៏​ភ្លឺ​ថ្លា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៤៩</text:p>
          </table:table-cell>
          <table:table-cell table:style-name="តារាង1.A2" office:value-type="string">
            <text:p text:style-name="P5">ឈ្វាំ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ផ្ដៅ​មួយ​ប្រភេទ មាន​សាច់​រឹង​ជិត​ជាប់​ជាង​ផ្ដៅ​ឯទៀត : ផ្ដៅ​ឈ្វាំ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ផ្ដៅ​ឈ្វាំង</text:p>
          </table:table-cell>
        </table:table-row>
        <table:table-row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3">ឈ្នូ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ព. ថ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9">កំណាត់​សំពត់​សម្រាប់​ជូត, ប្រដាប់​សម្រាប់​ជូត​សម្អាត : ឈ្នូត​វ៉ែនតា, ឈ្នូត​រថយន្ត, ប្រើ​ឈ្នូត​រួច​ហើយ​ត្រូវ​បោក​គក់​វា​ជា​ដរាប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9">ឈ្នូត​វ៉ែនតា <text:s/>ឈ្នូត​រថយន្ត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11T09:04:08</dc:date>
    <meta:print-date>2005-12-01T09:25:03</meta:print-date>
    <dc:language>en-US</dc:language>
    <meta:editing-cycles>134</meta:editing-cycles>
    <meta:editing-duration>P3DT1H58M2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5" meta:paragraph-count="462" meta:word-count="1173" meta:character-count="14523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